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395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0.181cm" svg:y="1.573cm" svg:viewBox="0 0 1306 1255" draw:points="1306,1255 0,1255 0,0 1306,0">
          <text:p/>
        </draw:polygon>
        <draw:frame draw:style-name="gr2" draw:layer="layout" svg:width="1.925cm" svg:height="0.689cm" svg:x="0.579cm" svg:y="0.768cm">
          <draw:text-box>
            <text:p text:style-name="P1"><text:span text:style-name="T1">1-группа </text:span></text:p>
          </draw:text-box>
        </draw:frame>
        <draw:polygon draw:style-name="gr3" draw:layer="layout" svg:width="0.247cm" svg:height="1.087cm" svg:x="0.736cm" svg:y="1.656cm" svg:viewBox="0 0 248 1088" draw:points="248,1088 0,1088 0,0 248,0">
          <text:p/>
        </draw:polygon>
        <draw:polygon draw:style-name="gr1" draw:layer="layout" svg:width="0.247cm" svg:height="1.087cm" svg:x="0.736cm" svg:y="1.656cm" svg:viewBox="0 0 248 1088" draw:points="248,1088 0,1088 0,0 248,0">
          <text:p/>
        </draw:polygon>
        <draw:polygon draw:style-name="gr4" draw:layer="layout" svg:width="0.148cm" svg:height="0.459cm" svg:x="0.785cm" svg:y="1.74cm" svg:viewBox="0 0 149 460" draw:points="74,0 149,460 0,460">
          <text:p/>
        </draw:polygon>
        <draw:polygon draw:style-name="gr5" draw:layer="layout" svg:width="0.148cm" svg:height="0.459cm" svg:x="0.785cm" svg:y="1.74cm" svg:viewBox="0 0 149 460" draw:points="74,0 149,460 0,460">
          <text:p/>
        </draw:polygon>
        <draw:frame draw:style-name="gr2" draw:layer="layout" svg:width="2.05cm" svg:height="0.689cm" svg:x="1.579cm" svg:y="1.711cm">
          <draw:text-box>
            <text:p text:style-name="P1"><text:span text:style-name="T1">2-группа </text:span></text:p>
          </draw:text-box>
        </draw:frame>
        <draw:polygon draw:style-name="gr4" draw:layer="layout" svg:width="2.073cm" svg:height="0.384cm" svg:x="1.542cm" svg:y="2.863cm" svg:viewBox="0 0 2074 385" draw:points="0,385 2074,385 2074,0 0,0">
          <text:p/>
        </draw:polygon>
        <draw:frame draw:style-name="gr2" draw:layer="layout" svg:width="2.075cm" svg:height="0.689cm" svg:x="1.542cm" svg:y="2.711cm">
          <draw:text-box>
            <text:p text:style-name="P1"><text:span text:style-name="T1">3-группа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1:06:48.031000000</meta:creation-date>
    <meta:editing-duration>PT11S</meta:editing-duration>
    <meta:editing-cycles>3</meta:editing-cycles>
    <meta:generator>LibreOffice/4.3.6.2$Windows_x86 LibreOffice_project/d50a87b2e514536ed401c18000dad4660b6a169e</meta:generator>
    <dc:date>2015-09-28T21:07:17.828000000</dc:date>
    <meta:document-statistic meta:object-count="9"/>
    <meta:template xlink:type="simple" xlink:actuate="onRequest" xlink:title="1" xlink:href="file:///C:/Documents%20and%20Settings/User/Application%20Data/LibreOffice/4/user/template/1.otg" meta:date="2015-09-28T21:06:47.968000000"/>
  </office:meta>
</office:document-meta>
</file>